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4.193cm"/>
    </style:style>
    <style:style style:name="Table1.B" style:family="table-column">
      <style:table-column-properties style:column-width="12.8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1pt" officeooo:rsid="001ba61d" officeooo:paragraph-rsid="001ba61d" style:font-size-asian="11pt" style:font-size-complex="11pt"/>
    </style:style>
    <style:style style:name="P2" style:family="paragraph" style:parent-style-name="Standard">
      <style:text-properties fo:font-size="11pt" officeooo:rsid="001ba61d" officeooo:paragraph-rsid="001ba61d" style:font-size-asian="11pt" style:font-size-complex="11pt"/>
    </style:style>
    <style:style style:name="P3" style:family="paragraph" style:parent-style-name="Standard">
      <style:text-properties fo:font-size="11pt" officeooo:rsid="002a8dde" officeooo:paragraph-rsid="002a8dde" style:font-size-asian="11pt" style:font-size-complex="11pt"/>
    </style:style>
    <style:style style:name="P4" style:family="paragraph" style:parent-style-name="Standard">
      <style:text-properties fo:font-size="11pt" officeooo:rsid="002caafb" officeooo:paragraph-rsid="002caaf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1ba61d" officeooo:paragraph-rsid="001ba61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officeooo:rsid="001edfd9" officeooo:paragraph-rsid="001edfd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22579e" officeooo:paragraph-rsid="0022579e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23ac91" officeooo:paragraph-rsid="0023ac91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24fc54" officeooo:paragraph-rsid="0024fc54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2a8dde" officeooo:paragraph-rsid="002a8dde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29d22e" officeooo:paragraph-rsid="002a8dd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2caafb" officeooo:paragraph-rsid="002caafb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fo:font-style="italic" officeooo:rsid="0029d22e" officeooo:paragraph-rsid="0029d22e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1pt" officeooo:rsid="002dc8fc" officeooo:paragraph-rsid="002dc8fc" style:font-size-asian="11pt" style:font-size-complex="11pt"/>
    </style:style>
    <style:style style:name="P16" style:family="paragraph" style:parent-style-name="Standard">
      <style:text-properties fo:font-size="11pt" officeooo:rsid="002dc8fc" officeooo:paragraph-rsid="002dc8fc" style:font-size-asian="11pt" style:font-size-complex="11pt"/>
    </style:style>
    <style:style style:name="P17" style:family="paragraph" style:parent-style-name="Standard">
      <style:text-properties fo:font-size="11pt" officeooo:rsid="002f7477" officeooo:paragraph-rsid="002f7477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officeooo:paragraph-rsid="001ba61d"/>
    </style:style>
    <style:style style:name="P19" style:family="paragraph" style:parent-style-name="Standard">
      <style:text-properties officeooo:rsid="002dc8fc" officeooo:paragraph-rsid="002dc8fc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2dc8fc" officeooo:paragraph-rsid="002dc8fc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2f7477" officeooo:paragraph-rsid="002f7477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officeooo:paragraph-rsid="001fd6fe"/>
    </style:style>
    <style:style style:name="T1" style:family="text">
      <style:text-properties officeooo:rsid="0024f36f"/>
    </style:style>
    <style:style style:name="T2" style:family="text">
      <style:text-properties officeooo:rsid="002655ca"/>
    </style:style>
    <style:style style:name="T3" style:family="text">
      <style:text-properties officeooo:rsid="002caafb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f747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1pt" officeooo:rsid="002dc8fc" style:font-size-asian="11pt" style:font-size-complex="11pt"/>
    </style:style>
    <style:style style:name="T8" style:family="text">
      <style:text-properties fo:font-size="11pt" officeooo:rsid="001fd6fe" style:font-size-asian="11pt" style:font-size-complex="11pt"/>
    </style:style>
    <style:style style:name="T9" style:family="text">
      <style:text-properties fo:font-size="11pt" fo:font-weight="bold" officeooo:rsid="001ba61d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2f7477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2caafb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30ce52" style:font-size-asian="11pt" style:font-weight-asian="bold" style:font-size-complex="11pt" style:font-weight-complex="bold"/>
    </style:style>
    <style:style style:name="T13" style:family="text">
      <style:text-properties officeooo:rsid="002f74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9">Checklist for </text:span><text:span text:style-name="T10">GPR</text:span><text:span text:style-name="T9"> </text:span><text:span text:style-name="T12">PulseEkko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94610495158656">
          <table:table-cell table:style-name="Table1.A1" office:value-type="string">
            <text:p text:style-name="P20">Yellow pelican case</text:p>
          </table:table-cell>
          <table:table-cell table:style-name="Table1.B1" office:value-type="string">
            <text:p text:style-name="P15">Transmitter (Tx)</text:p>
            <text:p text:style-name="P15">Receiver (Rx)</text:p>
            <text:p text:style-name="P15">4+4 x 12V batteries for the Tx and Rx</text:p>
            <text:p text:style-name="P15">1 x battery for the terminal </text:p>
            <text:p text:style-name="P15">1 x GPS connection cable</text:p>
            <text:p text:style-name="P15">1 x license to use from Ofcom</text:p>
          </table:table-cell>
        </table:table-row>
        <table:table-row table:style-name="TableLine94610495504016">
          <table:table-cell table:style-name="Table1.A2" office:value-type="string">
            <text:p text:style-name="P19">Black pelican case</text:p>
          </table:table-cell>
          <table:table-cell table:style-name="Table1.B2" office:value-type="string">
            <text:p text:style-name="P20">2 small 200 MHz antennas</text:p>
            <text:p text:style-name="P20">1 x cardboard box of optic cables for:</text:p>
            <text:p text:style-name="P20"><text:s text:c="2"/>- Tx-Rx connection (long and short)</text:p>
            <text:p text:style-name="P20"><text:s text:c="2"/><text:span text:style-name="T4">- Rx-Terminal connection</text:span></text:p>
            <text:p text:style-name="P20"><text:span text:style-name="T4">Terminal </text:span><text:span text:style-name="T5">and battery connection cable</text:span></text:p>
            <text:p text:style-name="P20"><text:span text:style-name="T4">Handles for the antennas</text:span></text:p>
            <text:p text:style-name="P20"><text:span text:style-name="T4">Cardboard box with repair kit</text:span></text:p>
          </table:table-cell>
        </table:table-row>
        <table:table-row table:style-name="TableLine94610495506464">
          <table:table-cell table:style-name="Table1.A2" office:value-type="string">
            <text:p text:style-name="P20">Large 50 MHz antennas<text:line-break/><text:span text:style-name="T6">if needed</text:span></text:p>
          </table:table-cell>
          <table:table-cell table:style-name="Table1.B2" office:value-type="string">
            <text:p text:style-name="P20">Ski box (1.8 m long an thin)</text:p>
          </table:table-cell>
        </table:table-row>
        <table:table-row table:style-name="TableLine94610495509456">
          <table:table-cell table:style-name="Table1.A2" office:value-type="string">
            <text:p text:style-name="P23"><text:span text:style-name="T7">Chargers</text:span><text:span text:style-name="T8"> </text:span></text:p>
          </table:table-cell>
          <table:table-cell table:style-name="Table1.B2" office:value-type="string">
            <text:p text:style-name="P16">Black suitcase marked “GPR Chargers” <text:span text:style-name="T13">contains</text:span>:</text:p>
            <text:p text:style-name="P16"><text:span text:style-name="T13">E</text:span>xtension chords</text:p>
            <text:p text:style-name="P16">4 x Tx/Rx battery chargers </text:p>
            <text:p text:style-name="P16">1 x Terminal battery charger </text:p>
          </table:table-cell>
        </table:table-row>
        <table:table-row table:style-name="TableLine94610495510528">
          <table:table-cell table:style-name="Table1.A2" office:value-type="string">
            <text:p text:style-name="P19">License dongle</text:p>
          </table:table-cell>
          <table:table-cell table:style-name="Table1.B2" office:value-type="string">
            <text:p text:style-name="P20">Needed to download and export data!!</text:p>
          </table:table-cell>
        </table:table-row>
        <table:table-row table:style-name="TableLine94610495510528">
          <table:table-cell table:style-name="Table1.A2" office:value-type="string">
            <text:p text:style-name="P22">Laptop with software</text:p>
          </table:table-cell>
          <table:table-cell table:style-name="Table1.B2" office:value-type="string">
            <text:p text:style-name="P17">Not used in the field, but to download the data after. </text:p>
          </table:table-cell>
        </table:table-row>
        <table:table-row table:style-name="TableLine94610495517968">
          <table:table-cell table:style-name="Table1.A2" table:number-rows-spanned="2" office:value-type="string">
            <text:p text:style-name="P7">Measuring tools</text:p>
          </table:table-cell>
          <table:table-cell table:style-name="Table1.B2" office:value-type="string">
            <text:p text:style-name="P7">Trundle (measuring) wheel</text:p>
          </table:table-cell>
        </table:table-row>
        <table:table-row table:style-name="TableLine94610495519040">
          <table:covered-table-cell/>
          <table:table-cell table:style-name="Table1.B2" office:value-type="string">
            <text:p text:style-name="P7">Tape measures</text:p>
          </table:table-cell>
        </table:table-row>
        <table:table-row table:style-name="TableLine94610495520656">
          <table:table-cell table:style-name="Table1.A2" table:number-rows-spanned="6" office:value-type="string">
            <text:p text:style-name="P7">Positioning tools</text:p>
          </table:table-cell>
          <table:table-cell table:style-name="Table1.B2" office:value-type="string">
            <text:p text:style-name="P7">GPS rover<text:span text:style-name="T2"> emlid receiver</text:span></text:p>
          </table:table-cell>
        </table:table-row>
        <table:table-row table:style-name="TableLine94610495521728">
          <table:covered-table-cell/>
          <table:table-cell table:style-name="Table1.B2" office:value-type="string">
            <text:p text:style-name="P7">GPS base <text:span text:style-name="T2">emlid receiver</text:span></text:p>
          </table:table-cell>
        </table:table-row>
        <table:table-row table:style-name="TableLine94610495523344">
          <table:covered-table-cell/>
          <table:table-cell table:style-name="Table1.B2" office:value-type="string">
            <text:p text:style-name="P7"><text:span text:style-name="T2">2 x </text:span>Poles for <text:span text:style-name="T2">GPS receivers</text:span></text:p>
            <text:p text:style-name="P14">not mandatory if GPS on ground level</text:p>
          </table:table-cell>
        </table:table-row>
        <table:table-row table:style-name="TableLine94610495524960">
          <table:covered-table-cell/>
          <table:table-cell table:style-name="Table1.B2" office:value-type="string">
            <text:p text:style-name="P7">Emlid app <text:span text:style-name="T1">on smartphone</text:span></text:p>
          </table:table-cell>
        </table:table-row>
        <table:table-row table:style-name="TableLine94610495526576">
          <table:covered-table-cell/>
          <table:table-cell table:style-name="Table1.B2" office:value-type="string">
            <text:p text:style-name="P7">Passwd: emlidreach</text:p>
          </table:table-cell>
        </table:table-row>
        <table:table-row table:style-name="TableLine94610495528192">
          <table:covered-table-cell/>
          <table:table-cell table:style-name="Table1.B2" office:value-type="string">
            <text:p text:style-name="P7">Save CSV to smartphone!!</text:p>
          </table:table-cell>
        </table:table-row>
        <table:table-row table:style-name="TableLine94610495529808">
          <table:table-cell table:style-name="Table1.A2" office:value-type="string">
            <text:p text:style-name="P10">Transporting gear</text:p>
          </table:table-cell>
          <table:table-cell table:style-name="Table1.B2" office:value-type="string">
            <text:p text:style-name="P12">Puncture-proof wheel cart</text:p>
          </table:table-cell>
        </table:table-row>
        <table:table-row table:style-name="TableLine94610495530880">
          <table:table-cell table:style-name="Table1.A2" office:value-type="string">
            <text:p text:style-name="P8">First aid kit</text:p>
          </table:table-cell>
          <table:table-cell table:style-name="Table1.B2" office:value-type="string">
            <text:p text:style-name="P6"/>
          </table:table-cell>
        </table:table-row>
        <table:table-row table:style-name="TableLine94610495531952">
          <table:table-cell table:style-name="Table1.A2" office:value-type="string">
            <text:p text:style-name="P9">Hi-vis jackets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Nielsen</meta:initial-creator>
    <meta:creation-date>2021-06-28T10:37:54.681290834</meta:creation-date>
    <meta:generator>LibreOffice/6.4.7.2$Linux_X86_64 LibreOffice_project/40$Build-2</meta:generator>
    <dc:date>2025-03-24T15:09:25.953418799</dc:date>
    <dc:creator>Stefan Nielsen</dc:creator>
    <meta:editing-duration>PT53M5S</meta:editing-duration>
    <meta:editing-cycles>18</meta:editing-cycles>
    <meta:document-statistic meta:table-count="1" meta:image-count="0" meta:object-count="0" meta:page-count="1" meta:paragraph-count="42" meta:word-count="181" meta:character-count="1052" meta:non-whitespace-character-count="904"/>
  </office:meta>
</office:document-meta>
</file>